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51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1.852cm"/>
    </style:style>
    <style:style style:name="co4" style:family="table-column">
      <style:table-column-properties fo:break-before="auto" style:column-width="3.722cm"/>
    </style:style>
    <style:style style:name="co5" style:family="table-column">
      <style:table-column-properties fo:break-before="auto" style:column-width="11.24cm"/>
    </style:style>
    <style:style style:name="co6" style:family="table-column">
      <style:table-column-properties fo:break-before="auto" style:column-width="28.85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rawl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rganization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remark</text:p>
          </table:table-cell>
          <table:table-cell office:value-type="string" calcext:value-type="string">
            <text:p>fragment-agent-match</text:p>
          </table:table-cell>
          <table:table-cell office:value-type="string" calcext:value-type="string">
            <text:p>agent-match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adbeat-check-access-script adbeat.com/policy</text:p>
          </table:table-cell>
          <table:table-cell/>
        </table:table-row>
        <table:table-row table:style-name="ro1">
          <table:table-cell office:value-type="string" calcext:value-type="string">
            <text:p>Meta</text:p>
          </table:table-cell>
          <table:table-cell office:value-type="string" calcext:value-type="string">
            <text:p>crawler</text:p>
          </table:table-cell>
          <table:table-cell office:value-type="float" office:value="32934" calcext:value-type="float">
            <text:p>32934</text:p>
          </table:table-cell>
          <table:table-cell/>
          <table:table-cell office:value-type="string" calcext:value-type="string">
            <text:p>+http://www.facebook.com/externalhit_uatext.php</text:p>
          </table:table-cell>
          <table:table-cell office:value-type="string" calcext:value-type="string">
            <text:p>facebookexternalhit/1.1 (+http://www.facebook.com/externalhit_uatext.php)</text:p>
          </table:table-cell>
          <table:table-cell/>
        </table:table-row>
        <table:table-row table:style-name="ro1">
          <table:table-cell office:value-type="string" calcext:value-type="string">
            <text:p>Meta</text:p>
          </table:table-cell>
          <table:table-cell office:value-type="string" calcext:value-type="string">
            <text:p>crawler</text:p>
          </table:table-cell>
          <table:table-cell office:value-type="float" office:value="32934" calcext:value-type="float">
            <text:p>32934</text:p>
          </table:table-cell>
          <table:table-cell/>
          <table:table-cell office:value-type="string" calcext:value-type="string">
            <text:p>+https://developers.facebook.com/docs/sharing/webmasters/crawler</text:p>
          </table:table-cell>
          <table:table-cell office:value-type="string" calcext:value-type="string">
            <text:p>meta-externalagent/1.1 (+https://developers.facebook.com/docs/sharing/webmasters/crawler)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ozilla/5.0 AppleWebKit/537.36 (KHTML, like Gecko; compatible; Amazonbot/0.1; +https://developer.amazon.com/support/amazonbot) Chrome/119.0.6045.214 Safari/537.36</text:p>
          </table:table-cell>
          <table:table-cell/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crawler</text:p>
          </table:table-cell>
          <table:table-cell office:value-type="float" office:value="8075" calcext:value-type="float">
            <text:p>8075</text:p>
          </table:table-cell>
          <table:table-cell/>
          <table:table-cell office:value-type="string" calcext:value-type="string">
            <text:p>+http://www.bing.com/bingbot.htm</text:p>
          </table:table-cell>
          <table:table-cell office:value-type="string" calcext:value-type="string">
            <text:p>Mozilla/5.0 AppleWebKit/537.36 (KHTML, like Gecko; compatible; bingbot/2.0; +http://www.bing.com/bingbot.htm) Chrome/116.0.1938.76 Safari/537.36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ozilla/5.0 AppleWebKit/537.36 (KHTML, like Gecko; compatible; ClaudeBot/1.0; +claudebot@anthropic.com)</text:p>
          </table:table-cell>
          <table:table-cell/>
        </table:table-row>
        <table:table-row table:style-name="ro1">
          <table:table-cell office:value-type="string" calcext:value-type="string">
            <text:p>Open AI</text:p>
          </table:table-cell>
          <table:table-cell office:value-type="string" calcext:value-type="string">
            <text:p>crawler</text:p>
          </table:table-cell>
          <table:table-cell office:value-type="float" office:value="8075" calcext:value-type="float">
            <text:p>8075</text:p>
          </table:table-cell>
          <table:table-cell office:value-type="string" calcext:value-type="string">
            <text:p>published IP ranges</text:p>
          </table:table-cell>
          <table:table-cell office:value-type="string" calcext:value-type="string">
            <text:p><text:s/>+https://openai.com/gptbot</text:p>
          </table:table-cell>
          <table:table-cell office:value-type="string" calcext:value-type="string">
            <text:p>Mozilla/5.0 AppleWebKit/537.36 (KHTML, like Gecko; compatible; GPTBot/1.2; +https://openai.com/gptbot)</text:p>
          </table:table-cell>
          <table:table-cell/>
        </table:table-row>
        <table:table-row table:style-name="ro1">
          <table:table-cell office:value-type="string" calcext:value-type="string">
            <text:p>Open AI</text:p>
          </table:table-cell>
          <table:table-cell office:value-type="string" calcext:value-type="string">
            <text:p>agent</text:p>
          </table:table-cell>
          <table:table-cell office:value-type="float" office:value="8075" calcext:value-type="float">
            <text:p>8075</text:p>
          </table:table-cell>
          <table:table-cell office:value-type="string" calcext:value-type="string">
            <text:p>published IP ranges</text:p>
          </table:table-cell>
          <table:table-cell office:value-type="string" calcext:value-type="string">
            <text:p><text:s/>+https://openai.com/bot</text:p>
          </table:table-cell>
          <table:table-cell office:value-type="string" calcext:value-type="string">
            <text:p>Mozilla/5.0 AppleWebKit/537.36 (KHTML, like Gecko); compatible; ChatGPT-User/1.0; +https://openai.com/bot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ozilla/5.0 AppleWebKit/537.36 (KHTML, like Gecko; compatible; PerplexityBot/1.0; +https://perplexity.ai/perplexitybot)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ozilla/5.0 (compatible; AhrefsBot/7.0; +http://ahrefs.com/robot/)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ozilla/5.0 (compatible; Barkrowler/0.9; +https://babbar.tech/crawler)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ozilla/5.0 (compatible; BLEXBot/1.0; +https://help.seranking.com/en/blex-crawler)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ozilla/5.0 (compatible; CensysInspect/1.1; +https://about.censys.io/)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ozilla/5.0 (compatible; DotBot/1.2; +https://opensiteexplorer.org/dotbot; help@moz.com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+http://www.google.com/bot.html</text:p>
          </table:table-cell>
          <table:table-cell office:value-type="string" calcext:value-type="string">
            <text:p>Mozilla/5.0 (compatible; Googlebot/2.1; +http://www.google.com/bot.html)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ozilla/5.0 (compatible; idealo-bot pricevalidator; https://partner.idealo.com/de/bot/)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ozilla/5.0 (compatible; MetaJobBot; https://www.metajob.de/crawler)</text:p>
          </table:table-cell>
          <table:table-cell/>
        </table:table-row>
        <table:table-row table:style-name="ro1">
          <table:table-cell office:value-type="string" calcext:value-type="string">
            <text:p>Majestic</text:p>
          </table:table-cell>
          <table:table-cell table:number-columns-repeated="3"/>
          <table:table-cell office:value-type="string" calcext:value-type="string">
            <text:p>http://mj12bot.com/</text:p>
          </table:table-cell>
          <table:table-cell office:value-type="string" calcext:value-type="string">
            <text:p>Mozilla/5.0 (compatible; MJ12bot/v2.0.4; http://mj12bot.com/)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ozilla/5.0 (compatible; ORT/v1.0.0; visit ORTc.me )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ozilla/5.0 (compatible;PetalBot;+https://webmaster.petalsearch.com/site/petalbot)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ozilla/5.0 (compatible; Pinterestbot/1.0; +http://www.pinterest.com/bot.html)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ozilla/5.0 (compatible; Sansec Security Monitor/1.0; +https://sansec.io/monitor)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ozilla/5.0 (compatible; SemrushBot/7~bl; +http://www.semrush.com/bot.html)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ozilla/5.0 (compatible; SeznamBot/4.0; +https://o-seznam.cz/napoveda/vyhledavani/en/seznambot-crawler/)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ozilla/5.0 (compatible; YaK/1.0; http://linkfluence.com/; bot@linkfluence.com)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ozilla/5.0 (compatible; YandexBot/3.0; +http://yandex.com/bots)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ozilla/5.0 (Linux; Android 5.0) AppleWebKit/537.36 (KHTML, like Gecko) Mobile Safari/537.36 (compatible; Bytespider; spider-feedback@bytedance.com)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ozilla/5.0 (Macintosh; Intel Mac OS X 10_15_7) AppleWebKit/537.36 (KHTML, like Gecko) Chrome/131.0.0.0 Safari/537.36; compatible; OAI-SearchBot/1.0; +https://openai.com/searchbot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ozilla/5.0 (Macintosh; Intel Mac OS X 10_15_7) AppleWebKit/605.1.15 (KHTML, like Gecko) Version/17.4 Safari/605.1.15 (Applebot/0.1; +http://www.apple.com/go/applebot)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ozilla/5.0 (Windows NT 10.0; Win64; x64; trendictionbot0.5.0; trendiction search; http://www.trendiction.de/bot; please let us know of any problems; web at trendiction.com)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ozilla/5.0 (X11; Linux x86_64) AppleWebKit/537.36 (KHTML, like Gecko; GeedoProductSearch; +https://geedo.com/product-search.html) Chrome/134.0.0.0 Safari/537.36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OI-Crawler/Nutch (https://openintel.nl/webcrawl/)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Owler (ows.eu/owler)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witterbot/1.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Geizhals GrabberBot/8.0 (via Mojo; +https://geizhals.at/botinfo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view</text:p>
          </table:table-cell>
          <table:table-cell table:number-columns-repeated="3"/>
          <table:table-cell office:value-type="string" calcext:value-type="string">
            <text:p>WhatsApp/3.0.0.0 A</text:p>
          </table:table-cell>
          <table:table-cell/>
        </table:table-row>
        <table:table-row table:style-name="ro1" table:number-rows-repeated="104853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4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04T16:11:35.514755901</dc:date>
    <meta:editing-duration>PT25M59S</meta:editing-duration>
    <meta:editing-cycles>5</meta:editing-cycles>
    <meta:generator>LibreOffice/24.2.7.2$Linux_X86_64 LibreOffice_project/420$Build-2</meta:generator>
    <meta:document-statistic meta:table-count="1" meta:cell-count="68" meta:object-count="0"/>
  </office:meta>
</office:document-meta>
</file>